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438cm" fo:min-width="2.612cm"/>
    </style:style>
    <style:style style:name="gr2" style:family="graphic" style:parent-style-name="standard">
      <style:graphic-properties draw:textarea-horizontal-align="justify" draw:textarea-vertical-align="middle" draw:auto-grow-height="false" fo:min-height="2.014cm" fo:min-width="2.33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6.2cm" svg:height="12.179cm" svg:x="1.4cm" svg:y="4.914cm" presentation:class="subtitle" presentation:user-transformed="true">
          <draw:text-box>
            <text:p>Text to be always wrapped</text:p>
          </draw:text-box>
        </draw:frame>
        <draw:custom-shape draw:style-name="gr1" draw:text-style-name="P1" draw:layer="layout" svg:width="4.4cm" svg:height="3.8cm" svg:x="16.2cm" svg:y="5.8cm">
          <text:p text:style-name="P1">Custom shape non-wrapped tex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4cm" svg:height="3.2cm" svg:x="16.4cm" svg:y="13.8cm">
          <text:p text:style-name="P1">Custom shape wrapped tex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17:27:34.816852310</meta:creation-date>
    <dc:date>2014-03-27T18:06:56.084387866</dc:date>
    <meta:editing-duration>P0D</meta:editing-duration>
    <meta:editing-cycles>2</meta:editing-cycles>
    <meta:generator>LibreOfficeDev/4.3.0.0.alpha0$Linux_X86_64 LibreOffice_project/e06402f4a7b9a4b5f3a368ef530ffeac96771184</meta:generator>
    <meta:document-statistic meta:object-count="27"/>
  </office:meta>
</office:document-meta>
</file>